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style:font-name="Comic Sans MS" fo:font-size="14pt" officeooo:paragraph-rsid="001e7a8b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Comic Sans MS" officeooo:paragraph-rsid="001e7a8b"/>
    </style:style>
    <style:style style:name="P3" style:family="paragraph" style:parent-style-name="Standard">
      <style:paragraph-properties fo:text-align="justify" style:justify-single-word="false"/>
      <style:text-properties style:font-name="Comic Sans MS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style:text-underline-style="solid" style:text-underline-width="auto" style:text-underline-color="font-color"/>
    </style:style>
    <style:style style:name="T3" style:family="text">
      <style:text-properties fo:color="#2a6099" loext:opacity="100%" style:text-underline-style="none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Informática</text:span></text:p>
      <text:p text:style-name="P2"><text:span text:style-name="T6">Origem: Wikipédia, a enciclopédia livre.</text:span></text:p>
      <text:p text:style-name="P3"><text:span text:style-name="T5">Informática</text:span> é um termo usado para descrever o conjunto das <text:span text:style-name="T2">ciências</text:span> relacionadas ao <text:span text:style-name="T2">armazenamento</text:span>, transmissão e processamento de informações em meios <text:span text:style-name="T2">digitais</text:span>, estando incluídas neste grupo: a <text:span text:style-name="T2">ciência da computação</text:span>, a <text:span text:style-name="T2">teoria da informação</text:span>, o <text:span text:style-name="T2">processo de cálculo</text:span>, a <text:span text:style-name="T2">análise numérica</text:span> e os métodos teóricos da representação dos conhecimentos e da modelagem dos problemas. Mas também pode ser entendida como ciência que estuda o conjunto de informações e conhecimentos por meios digitais.</text:p>
      <text:p text:style-name="P3">O termo informática, é tratado em <text:span text:style-name="T2">Portugal</text:span> como <text:span text:style-name="T2">sinônimo</text:span> da ciência da computação, e no <text:span text:style-name="T2">Brasil</text:span> é habitualmente usado para rever especificamente o processo de tratamento da informação por meio de <text:span text:style-name="T2">máquinas</text:span> eletrônicas definidas como <text:span text:style-name="T2">computadores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8:46:41.640162037</meta:creation-date>
    <dc:date>2023-04-19T09:20:56.817596049</dc:date>
    <meta:editing-duration>PT34M17S</meta:editing-duration>
    <meta:editing-cycles>1</meta:editing-cycles>
    <meta:document-statistic meta:table-count="0" meta:image-count="0" meta:object-count="0" meta:page-count="1" meta:paragraph-count="4" meta:word-count="114" meta:character-count="780" meta:non-whitespace-character-count="670"/>
    <meta:generator>LibreOffice/7.4.5.1$Linux_X86_64 LibreOffice_project/40$Build-1</meta:generator>
  </office:meta>
</office:document-meta>
</file>